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xml:id="id2" draw:id="id2" draw:layer="layout" svg:width="1.61cm" svg:height="1.61cm" svg:x="0.15cm" svg:y="2.389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9.329cm" svg:height="2.139cm" svg:x="-0.069cm" svg:y="-0.029cm">
          <draw:text-box>
            <text:p><text:span text:style-name="T1">S = </text:span><text:span text:style-name="T2">ACGTG</text:span><text:span text:style-name="T1">GG</text:span><text:span text:style-name="T2">ACGTG</text:span></text:p>
            <text:p><text:span text:style-name="T1">k = 3</text:span></text:p>
          </draw:text-box>
        </draw:frame>
        <draw:custom-shape draw:style-name="gr1" draw:text-style-name="P1" draw:layer="layout" svg:width="1.61cm" svg:height="1.61cm" svg:x="3.34cm" svg:y="2.399cm">
          <text:p text:style-name="P1">C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6.49cm" svg:y="2.404cm">
          <text:p text:style-name="P1">G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9.65cm" svg:y="2.38cm">
          <text:p text:style-name="P1">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12.34cm" svg:y="2.38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1cm" svg:height="1.61cm" svg:x="17.59cm" svg:y="2.403cm">
          <text:p text:style-name="P1">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68cm" svg:y1="2.804cm" svg:x2="3.43cm" svg:y2="2.814cm">
          <text:p/>
        </draw:line>
        <draw:line draw:style-name="gr3" draw:text-style-name="P1" draw:layer="layout" svg:x1="11.29cm" svg:y1="3.17cm" svg:x2="12.35cm" svg:y2="3.17cm">
          <text:p/>
        </draw:line>
        <draw:line draw:style-name="gr3" draw:text-style-name="P1" draw:layer="layout" svg:x1="13.94cm" svg:y1="3.19cm" svg:x2="15.02cm" svg:y2="3.19cm">
          <text:p/>
        </draw:line>
        <draw:connector draw:style-name="gr3" draw:text-style-name="P1" draw:layer="layout" draw:type="curve" draw:line-skew="1.471cm" svg:x1="18.395cm" svg:y1="4.013cm" svg:x2="0.955cm" svg:y2="3.999cm" draw:start-shape="id1" draw:start-glue-point="8" draw:end-shape="id2" svg:d="m18395 4013c0 2959-17440 2966-17440-14">
          <text:p/>
        </draw:connector>
        <draw:line draw:style-name="gr3" draw:text-style-name="P1" draw:layer="layout" svg:x1="1.66cm" svg:y1="3.604cm" svg:x2="3.45cm" svg:y2="3.604cm">
          <text:p/>
        </draw:line>
        <draw:line draw:style-name="gr3" draw:text-style-name="P1" draw:layer="layout" svg:x1="4.84cm" svg:y1="2.784cm" svg:x2="6.59cm" svg:y2="2.794cm">
          <text:p/>
        </draw:line>
        <draw:line draw:style-name="gr3" draw:text-style-name="P1" draw:layer="layout" svg:x1="4.82cm" svg:y1="3.584cm" svg:x2="6.61cm" svg:y2="3.584cm">
          <text:p/>
        </draw:line>
        <draw:custom-shape draw:style-name="gr1" draw:text-style-name="P1" draw:layer="layout" svg:width="1.61cm" svg:height="1.61cm" svg:x="14.95cm" svg:y="2.423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55cm" svg:y1="3.233cm" svg:x2="17.63cm" svg:y2="3.233cm">
          <text:p/>
        </draw:line>
        <draw:line draw:style-name="gr3" draw:text-style-name="P1" draw:layer="layout" svg:x1="8cm" svg:y1="2.803cm" svg:x2="9.75cm" svg:y2="2.813cm">
          <text:p/>
        </draw:line>
        <draw:line draw:style-name="gr3" draw:text-style-name="P1" draw:layer="layout" svg:x1="7.98cm" svg:y1="3.603cm" svg:x2="9.77cm" svg:y2="3.603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00:53:40.97</meta:creation-date>
    <dc:date>2012-03-23T01:41:16.66</dc:date>
    <meta:editing-duration>PT43M25S</meta:editing-duration>
    <meta:editing-cycles>14</meta:editing-cycles>
    <meta:generator>LibreOffice/3.4$Win32 LibreOffice_project/340m1$Build-302</meta:generator>
    <meta:document-statistic meta:object-count="18"/>
  </office:meta>
</office:document-meta>
</file>